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1ad" officeooo:paragraph-rsid="000e6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s avons eu de nouvelles idées concernant le product backlog. Redéfinition de l’ordre d’exécution des tâches et de leurs priorités respec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2:10.429448468</meta:creation-date>
    <meta:generator>LibreOffice/5.2.7.2$Linux_X86_64 LibreOffice_project/20m0$Build-2</meta:generator>
    <dc:date>2019-02-28T10:17:42.553042817</dc:date>
    <meta:editing-duration>PT5M32S</meta:editing-duration>
    <meta:editing-cycles>1</meta:editing-cycles>
    <meta:document-statistic meta:table-count="0" meta:image-count="0" meta:object-count="0" meta:page-count="1" meta:paragraph-count="1" meta:word-count="21" meta:character-count="145" meta:non-whitespace-character-count="125"/>
  </office:meta>
</office:document-meta>
</file>